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>
      <style:text-properties style:text-position=""/>
    </style:style>
    <style:style style:name="ce2" style:family="table-cell" style:parent-style-name="Default" style:data-style-name="N41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tart</text:p>
          </table:table-cell>
          <table:table-cell office:value-type="time" office:time-value="PT08H30M00S" calcext:value-type="time">
            <text:p>08:30: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table:formula="of:=[.B3]+[.C3]/(24*60)" office:value-type="time" office:time-value="PT08H45M00S" calcext:value-type="time">
            <text:p>08:45: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y ex</text:p>
          </table:table-cell>
          <table:table-cell table:formula="of:=[.B4]+[.C4]/(24*60)" office:value-type="time" office:time-value="PT09H05M00S" calcext:value-type="time">
            <text:p>09:05: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ng</text:p>
          </table:table-cell>
          <table:table-cell table:formula="of:=[.B5]+[.C5]/(24*60)" office:value-type="time" office:time-value="PT09H15M00S" calcext:value-type="time">
            <text:p>09:15: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ng ex</text:p>
          </table:table-cell>
          <table:table-cell table:formula="of:=[.B6]+[.C6]/(24*60)" office:value-type="time" office:time-value="PT09H35M00S" calcext:value-type="time">
            <text:p>09:35: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table:formula="of:=[.B7]+[.C7]/(24*60)" office:value-type="time" office:time-value="PT09H45M00S" calcext:value-type="time">
            <text:p>09:45: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L patt</text:p>
          </table:table-cell>
          <table:table-cell table:formula="of:=[.B8]+[.C8]/(24*60)" office:value-type="time" office:time-value="PT10H05M00S" calcext:value-type="time">
            <text:p>10:05: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reak</text:p>
          </table:table-cell>
          <table:table-cell table:formula="of:=[.B9]+[.C9]/(24*60)" office:value-type="time" office:time-value="PT10H20M00S" calcext:value-type="time">
            <text:p>10:2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 ex</text:p>
          </table:table-cell>
          <table:table-cell table:formula="of:=[.B10]+[.C10]/(24*60)" office:value-type="time" office:time-value="PT10H20M00S" calcext:value-type="time">
            <text:p>10:20: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se</text:p>
          </table:table-cell>
          <table:table-cell table:formula="of:=[.B11]+[.C11]/(24*60)" office:value-type="time" office:time-value="PT10H30M00S" calcext:value-type="time">
            <text:p>10:30: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 gen</text:p>
          </table:table-cell>
          <table:table-cell table:formula="of:=[.B12]+[.C12]/(24*60)" office:value-type="time" office:time-value="PT10H40M00S" calcext:value-type="time">
            <text:p>10:40: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oopy slide</text:p>
          </table:table-cell>
          <table:table-cell table:formula="of:=[.B13]+[.C13]/(24*60)" office:value-type="time" office:time-value="PT10H50M00S" calcext:value-type="time">
            <text:p>10:50: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oopy r1</text:p>
          </table:table-cell>
          <table:table-cell table:formula="of:=[.B14]+[.C14]/(24*60)" office:value-type="time" office:time-value="PT11H00M00S" calcext:value-type="time">
            <text:p>11:00: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oopy oth</text:p>
          </table:table-cell>
          <table:table-cell table:formula="of:=[.B15]+[.C15]/(24*60)" office:value-type="time" office:time-value="PT11H20M00S" calcext:value-type="time">
            <text:p>11:20: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oopy ex</text:p>
          </table:table-cell>
          <table:table-cell table:formula="of:=[.B16]+[.C16]/(24*60)" office:value-type="time" office:time-value="PT11H40M00S" calcext:value-type="time">
            <text:p>11:40: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.00.0000</text:date>, <text:time style:data-style-name="N2" text:time-value="22:58:04.46932416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Kloeckner</meta:initial-creator>
    <meta:creation-date>2015-11-15T23:48:16.844132945</meta:creation-date>
    <dc:date>2015-11-16T00:02:25.229069974</dc:date>
    <dc:creator>Andreas Kloeckner</dc:creator>
    <meta:editing-duration>PT14M8S</meta:editing-duration>
    <meta:editing-cycles>1</meta:editing-cycles>
    <meta:generator>LibreOffice/5.1.3.2$Linux_X86_64 LibreOffice_project/10m0$Build-2</meta:generator>
    <meta:document-statistic meta:table-count="1" meta:cell-count="44" meta:object-count="0"/>
  </office:meta>
</office:document-meta>
</file>